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, Courier, monospace"/>
    <style:font-face style:name="Helvetica Neue" svg:font-family="'Helvetica Neue', Helvetica, Arial, sans-serif"/>
    <style:font-face style:name="Lohit Hindi1" svg:font-family="'Lohit Hindi'"/>
    <style:font-face style:name="Menlo" svg:font-family="Menlo, Monaco, 'Courier New', monospace"/>
    <style:font-face style:name="monospace" svg:font-family="monospace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text-properties fo:font-size="14pt" style:text-underline-style="none" style:font-size-asian="14pt" style:font-size-complex="14pt"/>
    </style:style>
    <style:style style:name="P3" style:family="paragraph" style:parent-style-name="Standard" style:list-style-name="L2">
      <style:text-properties fo:font-size="14pt" style:text-underline-style="none" style:font-size-asian="14pt" style:font-size-complex="14pt"/>
    </style:style>
    <style:style style:name="P4" style:family="paragraph" style:parent-style-name="Standard" style:list-style-name="L1">
      <style:text-properties fo:font-size="14pt" style:font-size-asian="14pt" style:font-size-complex="14pt"/>
    </style:style>
    <style:style style:name="P5" style:family="paragraph" style:parent-style-name="Standard">
      <style:text-properties fo:font-size="12pt" style:text-underline-style="none" style:font-size-asian="12pt" style:font-size-complex="12pt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color="#000000"/>
    </style:style>
    <style:style style:name="P10" style:family="paragraph" style:parent-style-name="Text_20_body">
      <style:text-properties fo:color="#000000" style:text-underline-style="solid" style:text-underline-width="auto" style:text-underline-color="font-color"/>
    </style:style>
    <style:style style:name="P1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P12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3" style:family="paragraph" style:parent-style-name="Preformatted_20_Text">
      <style:text-properties fo:color="#000000"/>
    </style:style>
    <style:style style:name="P14" style:family="paragraph" style:parent-style-name="Preformatted_20_Text">
      <style:text-properties fo:color="#000000" style:font-name="Liberation Serif" fo:font-size="12pt" style:font-size-asian="12pt" style:font-size-complex="12pt"/>
    </style:style>
    <style:style style:name="P15" style:family="paragraph" style:parent-style-name="Preformatted_20_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7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9" style:family="paragraph" style:parent-style-name="Preformatted_20_Text">
      <style:text-properties fo:font-variant="normal" fo:text-transform="none" fo:color="#222222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margin-top="0cm" fo:margin-bottom="0.499cm"/>
      <style:text-properties fo:font-variant="normal" fo:text-transform="none" fo:color="#222222" style:font-name="Helvetica Neue" fo:font-size="11.25pt" fo:letter-spacing="normal" fo:font-style="normal" fo:font-weight="normal"/>
    </style:style>
    <style:style style:name="P21" style:family="paragraph" style:parent-style-name="Preformatted_20_Text">
      <style:paragraph-properties fo:margin-top="0cm" fo:margin-bottom="0.499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/>
    </style:style>
    <style:style style:name="T2" style:family="text">
      <style:text-properties fo:color="#660033"/>
    </style:style>
    <style:style style:name="T3" style:family="text">
      <style:text-properties fo:color="#000000"/>
    </style:style>
    <style:style style:name="T4" style:family="text">
      <style:text-properties fo:color="#000000" style:font-name="Liberation Serif" fo:font-size="11pt" style:font-size-asian="11pt" style:font-weight-asian="bold" style:font-size-complex="11pt" style:font-weight-complex="bold"/>
    </style:style>
    <style:style style:name="T5" style:family="text">
      <style:text-properties fo:color="#000000" style:font-name="Liberation Serif" fo:font-size="12pt" style:font-size-asian="12pt" style:font-size-complex="12pt"/>
    </style:style>
    <style:style style:name="T6" style:family="text">
      <style:text-properties fo:color="#000000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222222" fo:letter-spacing="normal" fo:font-style="normal" fo:font-weight="normal"/>
    </style:style>
    <style:style style:name="T10" style:family="text">
      <style:text-properties fo:font-variant="normal" fo:text-transform="none" fo:color="#222222" style:font-name="Liberation Serif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222222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T14" style:family="text">
      <style:text-properties fo:font-variant="normal" fo:text-transform="none" fo:color="#222222" style:font-name="Liberation Serif" fo:font-size="11pt" fo:letter-spacing="normal" fo:font-style="normal" fo:font-weight="bold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fo:color="#222222" fo:font-size="11pt" fo:letter-spacing="normal" fo:font-style="normal" fo:font-weight="normal" style:font-size-asian="11pt" style:font-size-complex="11pt"/>
    </style:style>
    <style:style style:name="T16" style:family="text">
      <style:text-properties fo:font-variant="normal" fo:text-transform="none" fo:color="#333333" style:font-name="Liberation Serif" fo:font-size="11pt" fo:letter-spacing="normal" fo:font-style="normal" fo:font-weight="normal" fo:background-color="#f8f8f8" style:font-size-asian="11pt" style:font-size-complex="11pt"/>
    </style:style>
    <style:style style:name="T17" style:family="text">
      <style:text-properties fo:font-variant="normal" fo:text-transform="none" fo:color="#333333" style:font-name="Liberation Serif" fo:font-size="11pt" fo:letter-spacing="normal" fo:font-style="normal" fo:font-weight="bold" fo:background-color="#f8f8f8" style:font-size-asian="11pt" style:font-weight-asian="bold" style:font-size-complex="11pt" style:font-weight-complex="bold"/>
    </style:style>
    <style:style style:name="T18" style:family="text">
      <style:text-properties fo:font-variant="normal" fo:text-transform="none" fo:letter-spacing="normal" fo:font-style="normal" fo:font-weight="normal"/>
    </style:style>
    <style:style style:name="T19" style:family="text">
      <style:text-properties fo:font-variant="normal" fo:text-transform="none" style:font-name="Liberation Serif" fo:font-size="11pt" fo:letter-spacing="normal" fo:font-style="normal" fo:font-weight="normal" fo:background-color="#f8f8f8" style:font-size-asian="11pt" style:font-size-complex="11pt"/>
    </style:style>
    <style:style style:name="T20" style:family="text">
      <style:text-properties fo:font-variant="normal" fo:text-transform="none" style:font-name="Liberation Serif" fo:font-size="11pt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style:font-name="Liberation Serif" fo:letter-spacing="normal" fo:font-style="normal" fo:font-weight="normal"/>
    </style:style>
    <style:style style:name="T22" style:family="text">
      <style:text-properties fo:font-variant="normal" fo:text-transform="none" style:font-name="Liberation Serif" fo:letter-spacing="normal" fo:font-style="normal" fo:font-weight="normal" fo:background-color="#f8f8f8"/>
    </style:style>
    <style:style style:name="T23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style:font-name="Liberation Serif" fo:font-size="12pt" fo:letter-spacing="normal" fo:font-style="normal" fo:font-weight="normal" fo:background-color="#f8f8f8" style:font-size-asian="12pt" style:font-size-complex="12pt"/>
    </style:style>
    <style:style style:name="T25" style:family="text">
      <style:text-properties fo:color="#222222" style:font-name="Liberation Serif" fo:font-size="11pt" fo:font-weight="normal" style:font-size-asian="11pt" style:font-size-complex="11pt"/>
    </style:style>
    <style:style style:name="T26" style:family="text">
      <style:text-properties fo:color="#222222" fo:font-size="11pt" fo:font-weight="normal" style:font-size-asian="11pt" style:font-size-complex="11pt"/>
    </style:style>
    <style:style style:name="T27" style:family="text">
      <style:text-properties fo:color="#222222" fo:font-weight="normal"/>
    </style:style>
    <style:style style:name="T28" style:family="text">
      <style:text-properties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 text:c="5"/>1. What are the popular websites built on Ruby/Rails?</text:p>
      <text:p text:style-name="P6"><text:span text:style-name="T7"><text:s text:c="5"/></text:span><text:span text:style-name="T8">Ans:</text:span></text:p>
      <text:p text:style-name="P5"/>
      <text:list xml:id="list13356290221" text:style-name="L1">
        <text:list-item>
          <text:p text:style-name="P4">Basecamp:<text:tab/>The project management site that started the Ruby on Rails phenomenon.</text:p>
          <text:p text:style-name="P4"/>
        </text:list-item>
        <text:list-item>
          <text:p text:style-name="P4">Twitter: <text:s/>The extremely popular social networking site.</text:p>
          <text:p text:style-name="P4"/>
        </text:list-item>
        <text:list-item>
          <text:p text:style-name="P4">Scribd: <text:s/>Using Ruby on Rails to help the world read, discover and share and world’s largest social publishing company.</text:p>
          <text:p text:style-name="P4"/>
        </text:list-item>
        <text:list-item>
          <text:p text:style-name="P4">CrunchBase: <text:s/>CrunchBase is the free database of technology companies, people, and investors that anyone can edit.</text:p>
          <text:p text:style-name="P4"/>
        </text:list-item>
        <text:list-item>
          <text:p text:style-name="P4">Slideshare:<text:tab/>Share your slide shows with the world to educate, inform and even market your company, products or anything else.</text:p>
          <text:p text:style-name="P4"/>
        </text:list-item>
        <text:list-item>
          <text:p text:style-name="P4">Groupon: <text:s/>Groupon is now a global leader of local commerce and the place you start when you want to buy just about anything, anytime, anywhere.</text:p>
          <text:p text:style-name="P4"/>
        </text:list-item>
        <text:list-item>
          <text:p text:style-name="P4">Penny Arcade: <text:s/>A webcomic, largely focused on video gaming.</text:p>
          <text:p text:style-name="P4"/>
        </text:list-item>
        <text:list-item>
          <text:p text:style-name="P4">Github: <text:s text:c="2"/>A code hosting app with a strong social networking element.</text:p>
          <text:p text:style-name="P4"><text:tab/><text:tab/></text:p>
        </text:list-item>
        <text:list-item>
          <text:p text:style-name="P4">Shopify: <text:s/>Shopify lets you build your own online store and popular e-commerce platform.</text:p>
          <text:p text:style-name="P4"/>
        </text:list-item>
        <text:list-item>
          <text:p text:style-name="P4">Yellow Pages: <text:s/>The online directory that replaced the phone book and saved millions of trees.</text:p>
          <text:p text:style-name="P4"/>
        </text:list-item>
        <text:list-item>
          <text:p text:style-name="P4">Zendesk: <text:s text:c="2"/>This customer support site turned to Ruby on Rails to help organizations better connect with their customers’ needs when it comes to support.</text:p>
        </text:list-item>
      </text:list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1589675570" text:style-name="L2">
        <text:list-item>
          <text:p text:style-name="P3">Installation Steps of Ruby on Windows/Ubuntu. Explanation of each step. Why?</text:p>
        </text:list-item>
      </text:list>
      <text:p text:style-name="P5">Ans:<text:tab/><text:span text:style-name="T7">Installation Steps of Ruby on Ubuntu.</text:span></text:p>
      <text:p text:style-name="P1"/>
      <text:p text:style-name="P1">Installing Ruby using RVM :</text:p>
      <text:p text:style-name="Standard"/>
      <text:p text:style-name="Text_20_body">RVM is a most popular Ruby version manager.</text:p>
      <text:p text:style-name="Text_20_body">Updating the package manager first:</text:p>
      <text:p text:style-name="P8">$ sudo<text:tab/>apt-get update</text:p>
      <text:p text:style-name="Text_20_body">Install curl:</text:p>
      <text:p text:style-name="P7">$ sudo apt-get install curl</text:p>
      <text:p text:style-name="Standard"/>
      <text:p text:style-name="Text_20_body">Then, install RVM by using this command</text:p>
      <text:p text:style-name="Text_20_body">[<text:span text:style-name="T11">RVM will install the newest stable Ruby version.</text:span>]</text:p>
      <text:p text:style-name="Text_20_body"/>
      <text:p text:style-name="P21">$ \curl <text:span text:style-name="T2">-sSL</text:span> https:<text:span text:style-name="T3">//</text:span>get.rvm.io <text:span text:style-name="T3">|</text:span> <text:span text:style-name="T3">bash -s stable --ruby</text:span></text:p>
      <text:p text:style-name="P20"><text:span text:style-name="T6">[</text:span><text:span text:style-name="T4">Note the backslash('\') before “curl” <text:s/>avoids <text:s/>version conflicts.</text:span><text:span text:style-name="T6">][</text:span><text:span text:style-name="T5">The “--ruby” flag will install the newest version of Ruby.</text:span><text:span text:style-name="T6">]</text:span></text:p>
      <text:p text:style-name="Text_20_body"><text:span text:style-name="T3">Source it during bash.</text:span>RVM will install into the current users's home directory. </text:p>
      <text:p text:style-name="P9"><text:span text:style-name="T1">echo</text:span> 'source "$HOME/.rvm/scripts/rvm"' <text:span text:style-name="T1">&gt;&gt;</text:span> ~<text:span text:style-name="T1">/</text:span>.bashrc</text:p>
      <text:p text:style-name="P9">Restart your terminal.</text:p>
      <text:p text:style-name="P9"/>
      <text:p text:style-name="P10">With Rails:</text:p>
      <text:p text:style-name="P15">$ \curl -sSL https://get.rvm.io | bash -s stable --rails</text:p>
      <text:p text:style-name="P20"><text:span text:style-name="T6">[</text:span><text:span text:style-name="T5">The “--rails” flag will install the newest version of Rails.</text:span><text:span text:style-name="T6">]</text:span></text:p>
      <text:p text:style-name="P13"/>
      <text:p text:style-name="P1">Install RubyGems</text:p>
      <text:p text:style-name="P2">we can use RVM to install gems by:</text:p>
      <text:p text:style-name="P13"/>
      <text:p text:style-name="P17">rvm rubygems current</text:p>
      <text:p text:style-name="P16"/>
      <text:p text:style-name="P16">Check the installed gem manager version by:</text:p>
      <text:p text:style-name="P19">$ gem -v</text:p>
      <text:p text:style-name="P13"/>
      <text:p text:style-name="P13"><text:span text:style-name="T23">Use </text:span><text:span text:style-name="T12">gem update –system</text:span><text:span text:style-name="Source_20_Text"><text:span text:style-name="T24"> </text:span></text:span><text:span text:style-name="T23">to upgrade the Ruby gem manager if necessary.</text:span></text:p>
      <text:p text:style-name="P13"><text:span text:style-name="T13"/></text:p>
      <text:h text:style-name="P12" text:outline-level="2"><text:span text:style-name="T28"/></text:h>
      <text:p text:style-name="P14"><text:span text:style-name="T18"/></text:p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ans Mono" svg:font-family="'Bitstream Vera Sans Mono', Courier, monospace"/>
    <style:font-face style:name="Helvetica Neue" svg:font-family="'Helvetica Neue', Helvetica, Arial, sans-serif"/>
    <style:font-face style:name="Lohit Hindi1" svg:font-family="'Lohit Hindi'"/>
    <style:font-face style:name="Menlo" svg:font-family="Menlo, Monaco, 'Courier New', monospace"/>
    <style:font-face style:name="monospace" svg:font-family="monospace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WenQuanYi Micro Hei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1:46:27</meta:creation-date>
    <dc:date>2014-06-27T14:43:09</dc:date>
    <meta:editing-duration>PT18M35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3" meta:paragraph-count="38" meta:word-count="361" meta:character-count="2215" meta:non-whitespace-character-count="1881"/>
  </office:meta>
</office:document-meta>
</file>